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1999670703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</text:p>
            </text:list-item>
          </text:list>
        </text:list-item>
      </text:list>
      <text:p text:style-name="Standard"/>
      <text:list xml:id="list877336875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478430819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1927945213" text:continue-numbering="true" text:style-name="L1">
        <text:list-item>
          <text:p text:style-name="P4">for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230992966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</text:p>
        </text:list-item>
      </text:list>
      <text:p text:style-name="Standard"/>
      <text:list xml:id="list944761171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</text:p>
        </text:list-item>
      </text:list>
      <text:p text:style-name="Standard"/>
      <text:list xml:id="list652290571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2133012626" text:continue-numbering="true" text:style-name="L1">
        <text:list-item>
          <text:p text:style-name="P4">for 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902300436" text:continue-numbering="true" text:style-name="L1">
        <text:list-item>
          <text:p text:style-name="P4">for 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692888123" text:continue-numbering="true" text:style-name="L1">
        <text:list-item>
          <text:p text:style-name="P4"><text:soft-page-break/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/>
      <text:list xml:id="list1879947916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2161664495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099418247" text:continue-numbering="true" text:style-name="L1">
        <text:list-item>
          <text:p text:style-name="P4">usikkerhet rundt interaktiv respons når automatiserte skript aksesserer APIet</text:p>
          <text:list>
            <text:list-item>
              <text:p text:style-name="P4">forleden dag opplevde Magnus at WEB-GUI'et hans låste seg, sannsynligvis mens jeg samtidig kjørte et skript (han måtte til slutt logge seg ut og inn igjen)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merk at vi nå operererer som én blant flere millioner Trello-brukere)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4:44:26</dc:date>
    <dc:creator>Jo Asplin</dc:creator>
    <meta:editing-duration>PT9M47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2" meta:paragraph-count="33" meta:word-count="600" meta:character-count="3679" meta:non-whitespace-character-count="3137"/>
  </office:meta>
</office:document-meta>
</file>